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32f1" officeooo:paragraph-rsid="001f32f1"/>
    </style:style>
    <style:style style:name="P2" style:family="paragraph" style:parent-style-name="Standard">
      <style:text-properties fo:language="en" fo:country="US" officeooo:rsid="001f32f1" officeooo:paragraph-rsid="001f32f1"/>
    </style:style>
    <style:style style:name="P3" style:family="paragraph" style:parent-style-name="Text_20_body">
      <style:text-properties fo:language="en" fo:country="US" officeooo:rsid="001f32f1" officeooo:paragraph-rsid="001f32f1"/>
    </style:style>
    <style:style style:name="P4" style:family="paragraph" style:parent-style-name="Standard">
      <style:text-properties officeooo:paragraph-rsid="001f32f1"/>
    </style:style>
    <style:style style:name="P5" style:family="paragraph" style:parent-style-name="Standard">
      <style:text-properties officeooo:rsid="0020a395" officeooo:paragraph-rsid="0020a395"/>
    </style:style>
    <style:style style:name="P6" style:family="paragraph" style:parent-style-name="Text_20_body">
      <style:text-properties officeooo:rsid="0020a395" officeooo:paragraph-rsid="0020a395"/>
    </style:style>
    <style:style style:name="P7" style:family="paragraph" style:parent-style-name="Standard">
      <style:text-properties officeooo:rsid="002426a7" officeooo:paragraph-rsid="002426a7"/>
    </style:style>
    <style:style style:name="P8" style:family="paragraph" style:parent-style-name="Standard">
      <style:text-properties officeooo:rsid="00256cdb" officeooo:paragraph-rsid="00256cdb"/>
    </style:style>
    <style:style style:name="P9" style:family="paragraph" style:parent-style-name="Standard">
      <style:text-properties officeooo:rsid="0025ccfe" officeooo:paragraph-rsid="0020a395"/>
    </style:style>
    <style:style style:name="T1" style:family="text">
      <style:text-properties officeooo:rsid="001f32f1"/>
    </style:style>
    <style:style style:name="T2" style:family="text">
      <style:text-properties fo:language="en" fo:country="US" officeooo:rsid="001f32f1"/>
    </style:style>
    <style:style style:name="T3" style:family="text">
      <style:text-properties officeooo:rsid="0020a395"/>
    </style:style>
    <style:style style:name="T4" style:family="text">
      <style:text-properties officeooo:rsid="00223d5f"/>
    </style:style>
    <style:style style:name="T5" style:family="text">
      <style:text-properties officeooo:rsid="002426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First of all, </text:span>I would like to express my deepest gratitude to my supervisor, <text:span text:style-name="T1">M</text:span><text:span text:style-name="T5">ickaël</text:span><text:span text:style-name="T1"> Hedde</text:span>, for <text:span text:style-name="T1">his</text:span> guidance, <text:span text:style-name="T1">advice </text:span>and support throughout this <text:span text:style-name="T1">internship. It has been a real pleasure to discuss macro ecology, community functioning, it comforted me in my will to follow this discipline. </text:span></text:p>
      <text:p text:style-name="P4"/>
      <text:p text:style-name="P8">My sincere appreciations goes to Bastien Castagneyrol and Virgil Fievet, my master coordinators for their presence, their kind words. It’s very reassuring to know that if something goes bad, you are not alone.</text:p>
      <text:p text:style-name="P4"/>
      <text:p text:style-name="P4"><text:span text:style-name="T1">I’m grateful for </text:span><text:span text:style-name="T3">Eco&amp;Sols team, who has sampled all this macrofauna during two years : Solène Orrière, Cyril Versavel, Mickaël Hedde, [OTHERS]</text:span></text:p>
      <text:p text:style-name="P1"/>
      <text:p text:style-name="P5">I want to say thank you to Cyril Versavel, <text:span text:style-name="T5">and Mickaël Hedde, </text:span>who helped me to identify some samples in laboratory.</text:p>
      <text:p text:style-name="P2"/>
      <text:p text:style-name="P3">My sincere appreciation goes to <text:span text:style-name="T3">all the different passionates, patients identifiers, who helped me to identify fauna on Inaturalist. Without them, all my data analysis would have been very limited, and results quite poor. </text:span><text:span text:style-name="T4">Unfortunatly, they are 155 and I can’t thank them individually !</text:span></text:p>
      <text:p text:style-name="P3">I wish to acknowledge the financial support provided by <text:span text:style-name="T5">Orchamp observatory</text:span>, which allowed me to <text:span text:style-name="T5">participate in this internship</text:span> and contribute to this field.</text:p>
      <text:p text:style-name="P5">Special thanks to Amélie Saillard and Romain Goury <text:span text:style-name="T5">and Julien Renaud</text:span> who have provided me additional environmental data, gathered by Orchamp team.</text:p>
      <text:p text:style-name="P5"/>
      <text:p text:style-name="P7">I grateful for Sylvain Gérard and Arnaud Goulpeau for their advice in statistics, and help with Rstudio issues I have encountered. </text:p>
      <text:p text:style-name="P5"/>
      <text:p text:style-name="P6">Finally, I would like to acknowledge the support and <text:span text:style-name="T4">kindness</text:span> of <text:span text:style-name="T4">other interns I had the chance to know. I wish them success and fulfillment in the wide world of ecology.</text:span></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4T15:39:45.558000000</meta:creation-date>
    <dc:date>2023-05-24T16:45:57.640000000</dc:date>
    <meta:editing-duration>PT29M25S</meta:editing-duration>
    <meta:editing-cycles>4</meta:editing-cycles>
    <meta:generator>LibreOffice/7.5.2.2$Windows_X86_64 LibreOffice_project/53bb9681a964705cf672590721dbc85eb4d0c3a2</meta:generator>
    <meta:document-statistic meta:table-count="0" meta:image-count="0" meta:object-count="0" meta:page-count="1" meta:paragraph-count="9" meta:word-count="266" meta:character-count="1644" meta:non-whitespace-character-count="1385"/>
  </office:meta>
</office:document-meta>
</file>